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  <style:text-properties officeooo:paragraph-rsid="0007a8db"/>
    </style:style>
    <style:style style:name="P3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  <style:text-properties fo:font-variant="normal" fo:text-transform="none" fo:color="#333333" style:font-name="Helvetica Neue" fo:font-size="9.75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  <style:text-properties fo:font-variant="normal" fo:text-transform="none" fo:color="#333333" style:font-name="Helvetica Neue" fo:font-size="9.75pt" fo:letter-spacing="normal" fo:font-style="normal" fo:font-weight="normal" officeooo:rsid="0005dc3b" officeooo:paragraph-rsid="0005dc3b"/>
    </style:style>
    <style:style style:name="P5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  <style:text-properties fo:font-variant="normal" fo:text-transform="none" fo:color="#333333" style:font-name="Helvetica Neue" fo:font-size="9.75pt" fo:letter-spacing="normal" fo:font-style="normal" fo:font-weight="normal" officeooo:rsid="000b2c9a" officeooo:paragraph-rsid="000dc553"/>
    </style:style>
    <style:style style:name="P6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07a8db"/>
    </style:style>
    <style:style style:name="P7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093107" officeooo:paragraph-rsid="00093107"/>
    </style:style>
    <style:style style:name="P8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0a0481" officeooo:paragraph-rsid="000a0481"/>
    </style:style>
    <style:style style:name="P9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0b5bc7" officeooo:paragraph-rsid="000b5bc7"/>
    </style:style>
    <style:style style:name="P10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  <style:text-properties officeooo:rsid="0007a8db" officeooo:paragraph-rsid="0007a8db"/>
    </style:style>
    <style:style style:name="P11" style:family="paragraph" style:parent-style-name="Heading_20_2">
      <style:text-properties fo:font-variant="normal" fo:text-transform="none" fo:color="#333333" style:font-name="Helvetica Neue" fo:letter-spacing="normal" fo:font-style="normal" fo:font-weight="normal"/>
    </style:style>
    <style:style style:name="P12" style:family="paragraph" style:parent-style-name="Heading_20_2">
      <style:paragraph-properties fo:margin-left="0in" fo:margin-right="0in" fo:margin-top="0.1043in" fo:margin-bottom="0.1043in" loext:contextual-spacing="false" style:line-height-at-least="0.4165in" fo:widows="1" fo:text-indent="0in" style:auto-text-indent="false"/>
      <style:text-properties fo:font-variant="normal" fo:text-transform="none" fo:color="#333333" style:font-name="Helvetica Neue" fo:letter-spacing="normal" fo:font-style="normal" fo:font-weight="normal"/>
    </style:style>
    <style:style style:name="P13" style:family="paragraph" style:parent-style-name="Heading_20_2">
      <style:paragraph-properties fo:margin-left="0in" fo:margin-right="0in" fo:margin-top="0.1043in" fo:margin-bottom="0.1043in" loext:contextual-spacing="false" style:line-height-at-least="0.4165in" fo:widows="1" fo:text-indent="0in" style:auto-text-indent="false"/>
    </style:style>
    <style:style style:name="T1" style:family="text">
      <style:text-properties fo:font-size="9.75pt"/>
    </style:style>
    <style:style style:name="T2" style:family="text">
      <style:text-properties fo:font-size="9.75pt" officeooo:rsid="00081aad"/>
    </style:style>
    <style:style style:name="T3" style:family="text">
      <style:text-properties fo:font-size="9.75pt" officeooo:rsid="00093107"/>
    </style:style>
    <style:style style:name="T4" style:family="text">
      <style:text-properties fo:font-size="9.75pt" officeooo:rsid="000a0481"/>
    </style:style>
    <style:style style:name="T5" style:family="text">
      <style:text-properties fo:font-size="9.75pt" officeooo:rsid="000cf76c"/>
    </style:style>
    <style:style style:name="T6" style:family="text">
      <style:text-properties fo:font-variant="normal" fo:text-transform="none" fo:color="#333333" style:font-name="Helvetica Neue" fo:font-size="9.75pt" fo:letter-spacing="normal" fo:font-style="normal" fo:font-weight="normal"/>
    </style:style>
    <style:style style:name="T7" style:family="text">
      <style:text-properties fo:font-variant="normal" fo:text-transform="none" fo:color="#333333" style:font-name="Helvetica Neue" fo:font-size="9.75pt" fo:letter-spacing="normal" fo:font-style="normal" fo:font-weight="normal" officeooo:rsid="0007a8db"/>
    </style:style>
    <style:style style:name="T8" style:family="text">
      <style:text-properties fo:font-variant="normal" fo:text-transform="none" fo:color="#333333" style:font-name="Helvetica Neue" fo:font-size="9.75pt" fo:letter-spacing="normal" fo:font-style="normal" fo:font-weight="normal" officeooo:rsid="00081aad"/>
    </style:style>
    <style:style style:name="T9" style:family="text">
      <style:text-properties fo:font-variant="normal" fo:text-transform="none" fo:color="#333333" style:font-name="Helvetica Neue" fo:font-size="9.75pt" fo:letter-spacing="normal" fo:font-style="normal" fo:font-weight="normal" officeooo:rsid="00093107"/>
    </style:style>
    <style:style style:name="T10" style:family="text">
      <style:text-properties fo:font-variant="normal" fo:text-transform="none" fo:color="#333333" style:font-name="Helvetica Neue" fo:font-size="9.75pt" fo:letter-spacing="normal" fo:font-style="normal" fo:font-weight="bold"/>
    </style:style>
    <style:style style:name="T11" style:family="text">
      <style:text-properties fo:font-variant="normal" fo:text-transform="none" fo:color="#333333" style:font-name="Helvetica Neue" fo:font-size="9.75pt" fo:letter-spacing="normal" fo:font-style="italic" fo:font-weight="normal"/>
    </style:style>
    <style:style style:name="T12" style:family="text">
      <style:text-properties fo:font-variant="normal" fo:text-transform="none" fo:color="#333333" style:font-name="Helvetica Neue" fo:letter-spacing="normal" fo:font-style="normal" fo:font-weight="normal"/>
    </style:style>
    <style:style style:name="T13" style:family="text">
      <style:text-properties officeooo:rsid="000cf76c"/>
    </style:style>
    <style:style style:name="T14" style:family="text">
      <style:text-properties officeooo:rsid="000dc5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Planned Tools</text:h>
      <text:p text:style-name="P1"><text:span text:style-name="T6">You </text:span><text:span text:style-name="Strong_20_Emphasis"><text:span text:style-name="T10">must</text:span></text:span><text:span text:style-name="T6"> use D3 to implement your visualizations---but you do not need to use </text:span><text:span text:style-name="Emphasis"><text:span text:style-name="T11">only</text:span></text:span><text:span text:style-name="T6"> D3! You may use R or Python to pre-process your data, and other JavaScript libraries to support your D3 visualizations.</text:span></text:p>
      <text:p text:style-name="P3">Include all of the tools, languages, and libraries you plan to use (or look into) for your final project.</text:p>
      <text:p text:style-name="P3"/>
      <text:p text:style-name="P4">I will use Python and especially <text:s/>Pandas library for data processing. I am planning to minimize the data processing with javascript.</text:p>
      <text:h text:style-name="P12" text:outline-level="2">Planned Techniques</text:h>
      <text:p text:style-name="P3">You will have to use more than one visualization technique in your final project (between 3 to 4 different techniques). And, you will be asked to implement 1 to 2 prototypes for peer review before the end of the semester.</text:p>
      <text:p text:style-name="P1"><text:span text:style-name="T6">Include a list of </text:span><text:span text:style-name="Emphasis"><text:span text:style-name="T11">at least</text:span></text:span><text:span text:style-name="T6"> three different techniques you plan to implement, which columns/rows from your dataset you plan to encode using those techniques, and what you are hoping to learn from the technique. You should have approximately 3 to 5 sentences per technique.</text:span></text:p>
      <text:p text:style-name="P1"><text:span text:style-name="T6"/></text:p>
      <text:p text:style-name="P10"><text:span text:style-name="T6">Stacked bar chart:</text:span></text:p>
      <text:p text:style-name="P2"><text:span text:style-name="T9">Y</text:span><text:span text:style-name="T7">early Number of incidences vs. </text:span><text:span text:style-name="T6">Cancer Sites, </text:span><text:span text:style-name="T7">averaged over <text:s/>1999 – 2011. Stacking is done with respect to sex. </text:span><text:span text:style-name="T8">This chart will give a general overview on the cancer types.</text:span></text:p>
      <text:p text:style-name="P2"><text:span text:style-name="T8"/></text:p>
      <text:p text:style-name="P6"><text:span text:style-name="T2">Multi</text:span><text:span text:style-name="T3">-time series</text:span><text:span text:style-name="T2"> Line Plot:</text:span></text:p>
      <text:p text:style-name="P7"><text:span text:style-name="T2">P</text:span><text:span text:style-name="T1">ercent of all cancer incidences vs. time. Different lines correspond to different races. This chart gives an overview of how cancer evolved over time and across races. </text:span><text:span text:style-name="T4">Through interaction I will be plotting for each cancer type as well.</text:span></text:p>
      <text:p text:style-name="P7"><text:span text:style-name="T4"/></text:p>
      <text:p text:style-name="P8"><text:span text:style-name="T1">Bubble Chart:</text:span></text:p>
      <text:p text:style-name="P9"><text:span text:style-name="T1">x axis: age range, y-axis: the race. <text:s/>Color coded for sex. </text:span><text:span text:style-name="T5">Radius proportional to number of incidences.</text:span></text:p>
      <text:p text:style-name="P9"><text:span text:style-name="T2">H</text:span><text:span text:style-name="T1">over on: number of incidences for the given race-age combination and fraction of incidences for the race, as well as for the age range. </text:span><text:span text:style-name="T5">This chart gives an overview how a given <text:s/>cancer distributes over race and age.</text:span></text:p>
      <text:h text:style-name="P13" text:outline-level="2"><text:soft-page-break/><text:span text:style-name="T12">Planned Interaction</text:span></text:h>
      <text:p text:style-name="P3">Describe the types of interaction you want to include (filtering, brushing, zooming, panning, sorting, and so on). Indicate whether the interaction will be per-technique, or somehow linked between your different visualizations.</text:p>
      <text:p text:style-name="P3">Keep in mind you will be asked to implement at least one of your planned interactions along with your prototype.</text:p>
      <text:p text:style-name="P3"/>
      <text:p text:style-name="P5">Bar chart: Clicking on a bar will interact with the multi-time series plot <text:span text:style-name="T13">and the bubble chart</text:span>. Clicking on the bar will select a cancer type, <text:s/>and the time series chart <text:s/><text:span text:style-name="T14">and the bubble chart </text:span>will be updated. <text:span text:style-name="T14">T</text:span>he time series chart <text:s/><text:span text:style-name="T14">as well as t</text:span>he bubble chart will have 'detail on hover' functionality.</text:p>
      <text:h text:style-name="P12" text:outline-level="2">Planned Interface</text:h>
      <text:p text:style-name="P3">Draw an annotated sketch illustrating your planned techniques, including placeholders for all the visualizations that will be included on a single page. You can draw this on paper and upload a scan, use the free Google Drive Drawing tool, create a webpage template with placeholder SVGs, or use any other tool that allows you to post the results on your website.</text:p>
      <text:p text:style-name="P1"><text:span text:style-name="T6">It does not have to be </text:span><text:span text:style-name="Emphasis"><text:span text:style-name="T11">fancy</text:span></text:span><text:span text:style-name="T6">! Just include enough to show you have thought about how you would like to bring everything together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17:49:37.955281201</meta:creation-date>
    <dc:date>2015-04-28T20:34:50.463624445</dc:date>
    <meta:editing-duration>PT2H29M57S</meta:editing-duration>
    <meta:editing-cycles>10</meta:editing-cycles>
    <meta:generator>LibreOffice/4.4.2.2$Linux_X86_64 LibreOffice_project/40m0$Build-2</meta:generator>
    <meta:document-statistic meta:table-count="0" meta:image-count="0" meta:object-count="0" meta:page-count="2" meta:paragraph-count="21" meta:word-count="491" meta:character-count="2918" meta:non-whitespace-character-count="2441"/>
  </office:meta>
</office:document-meta>
</file>